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shapes>
          <draw:frame draw:z-index="0" draw:style-name="gr1" draw:text-style-name="P1" svg:width="10.902cm" svg:height="7.65cm" svg:x="6.739cm" svg:y="0cm">
            <draw:object draw:notify-on-update-of-ranges="Sheet.A2:Sheet.A5 Sheet.B1:Sheet.B1 Sheet.B2:Sheet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323cm" svg:height="7.597cm" svg:x="17.995cm" svg:y="0cm">
            <draw:object draw:notify-on-update-of-ranges="Sheet.A8:Sheet.A11 Sheet.B7:Sheet.B7 Sheet.B8:Sheet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571cm" svg:height="7.676cm" svg:x="12.35cm" svg:y="8.102cm">
            <draw:object draw:notify-on-update-of-ranges="Sheet.A14:Sheet.A17 Sheet.B13:Sheet.B13 Sheet.B14:Sheet.B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2" table:default-cell-style-name="Default"/>
        <table:table-row table:style-name="ro1">
          <table:table-cell table:style-name="ce2" office:value-type="string" calcext:value-type="string">
            <text:p>Yarn install</text:p>
          </table:table-cell>
          <table:table-cell table:style-name="ce2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elte_yarn</text:p>
          </table:table-cell>
          <table:table-cell table:style-name="ce3" table:formula="of:=AVERAGE(INDIRECT(&quot;'./results.csv'#$results.A1:A65535&quot;))" office:value-type="float" office:value="1400.63035019455" calcext:value-type="float">
            <text:p>1 40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_kit_yarn</text:p>
          </table:table-cell>
          <table:table-cell table:style-name="ce3" table:formula="of:=AVERAGE(INDIRECT(&quot;'./results.csv'#$results.B1:B65535&quot;))" office:value-type="float" office:value="1709.3813229572" calcext:value-type="float">
            <text:p>1 709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_yarn</text:p>
          </table:table-cell>
          <table:table-cell table:style-name="ce3" table:formula="of:=AVERAGE(INDIRECT(&quot;'./results.csv'#$results.C1:C65535&quot;))" office:value-type="float" office:value="15333.1595330739" calcext:value-type="float">
            <text:p>15 333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_next_yarn</text:p>
          </table:table-cell>
          <table:table-cell table:style-name="ce3" table:formula="of:=AVERAGE(INDIRECT(&quot;'./results.csv'#$results.D1:D65535&quot;))" office:value-type="float" office:value="5974.18677042802" calcext:value-type="float">
            <text:p>5 974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Yarn build</text:p>
          </table:table-cell>
          <table:table-cell table:style-name="ce2" office:value-type="string" calcext:value-type="string">
            <text:p>Average</text:p>
          </table:table-cell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_build</text:p>
          </table:table-cell>
          <table:table-cell table:style-name="ce3" table:formula="of:=AVERAGE(INDIRECT(&quot;'./results.csv'#$results.E1:E65535&quot;))" office:value-type="float" office:value="1448.04280155642" calcext:value-type="float">
            <text:p>1 448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_kit_build</text:p>
          </table:table-cell>
          <table:table-cell table:style-name="ce3" table:formula="of:=AVERAGE(INDIRECT(&quot;'./results.csv'#$results.F1:F65535&quot;))" office:value-type="float" office:value="2484.24902723735" calcext:value-type="float">
            <text:p>2 484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eact_build</text:p>
          </table:table-cell>
          <table:table-cell table:style-name="ce3" table:formula="of:=AVERAGE(INDIRECT(&quot;'./results.csv'#$results.G1:G65535&quot;))" office:value-type="float" office:value="8334.11673151751" calcext:value-type="float">
            <text:p>8 334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eact_next_build</text:p>
          </table:table-cell>
          <table:table-cell table:style-name="ce3" table:formula="of:=AVERAGE(INDIRECT(&quot;'./results.csv'#$results.H1:H65535&quot;))" office:value-type="float" office:value="11616.953307393" calcext:value-type="float">
            <text:p>11 617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Build size</text:p>
          </table:table-cell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velte_size</text:p>
          </table:table-cell>
          <table:table-cell table:style-name="ce3" table:formula="of:=AVERAGE(INDIRECT(&quot;'./results.csv'#$results.I1:I65535&quot;))" office:value-type="float" office:value="32" calcext:value-type="float">
            <text:p>32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_kit_size</text:p>
          </table:table-cell>
          <table:table-cell table:style-name="ce3" table:formula="of:=AVERAGE(INDIRECT(&quot;'./results.csv'#$results.J1:J65535&quot;))"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_size</text:p>
          </table:table-cell>
          <table:table-cell table:style-name="ce3" table:formula="of:=AVERAGE(INDIRECT(&quot;'./results.csv'#$results.K1:K65535&quot;))" office:value-type="float" office:value="604" calcext:value-type="float">
            <text:p>604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_next_size</text:p>
          </table:table-cell>
          <table:table-cell table:style-name="ce3" table:formula="of:=AVERAGE(INDIRECT(&quot;'./results.csv'#$results.L1:L65535&quot;))" office:value-type="float" office:value="440" calcext:value-type="float">
            <text:p>44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executions</text:p>
          </table:table-cell>
          <table:table-cell table:formula="of:=COUNT(INDIRECT(&quot;'./results.csv'#$results.A1:A65535&quot;))" office:value-type="float" office:value="257" calcext:value-type="float">
            <text:p>257</text:p>
          </table:table-cell>
          <table:table-cell table:number-columns-repeated="13"/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1T22:33:03.493000000</dc:date>
    <meta:editing-duration>PT24M29S</meta:editing-duration>
    <meta:editing-cycles>16</meta:editing-cycles>
    <meta:generator>LibreOffice/7.3.5.2$Windows_X86_64 LibreOffice_project/184fe81b8c8c30d8b5082578aee2fed2ea847c01</meta:generator>
    <meta:document-statistic meta:table-count="1" meta:cell-count="4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03cm" svg:height="7.651cm" xlink:href=".." xlink:type="simple" chart:class="chart:bar" chart:style-name="ch1">
        <chart:plot-area chart:style-name="ch2" table:cell-range-address="Sheet.A1:Sheet.B5" chart:data-source-has-labels="both" svg:x="0.218cm" svg:y="0.153cm" svg:width="10.467cm" svg:height="7.345cm">
          <chart:coordinate-region svg:x="1.47cm" svg:y="0.353cm" svg:width="9.093cm" svg:height="6.498cm"/>
          <chart:axis chart:dimension="x" chart:name="primary-x" chart:style-name="ch3" chartooo:axis-type="auto">
            <chartooo:date-scale/>
            <chart:categories table:cell-range-address="Sheet.A2:Sheet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.B2:Sheet.B5" chart:label-cell-address="Sheet.B1:Sheet.B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.B1:Shee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_yarn</text:p>
                <draw:g>
                  <svg:desc>Sheet.A2:Sheet.A5</svg:desc>
                </draw:g>
              </table:table-cell>
              <table:table-cell office:value-type="float" office:value="1400.63035019455">
                <text:p>1400.63035019455</text:p>
                <draw:g>
                  <svg:desc>Sheet.B2:Sheet.B5</svg:desc>
                </draw:g>
              </table:table-cell>
            </table:table-row>
            <table:table-row>
              <table:table-cell office:value-type="string">
                <text:p>svelte_kit_yarn</text:p>
              </table:table-cell>
              <table:table-cell office:value-type="float" office:value="1709.3813229572">
                <text:p>1709.3813229572</text:p>
              </table:table-cell>
            </table:table-row>
            <table:table-row>
              <table:table-cell office:value-type="string">
                <text:p>react_yarn</text:p>
              </table:table-cell>
              <table:table-cell office:value-type="float" office:value="15333.1595330739">
                <text:p>15333.1595330739</text:p>
              </table:table-cell>
            </table:table-row>
            <table:table-row>
              <table:table-cell office:value-type="string">
                <text:p>react_next_yarn</text:p>
              </table:table-cell>
              <table:table-cell office:value-type="float" office:value="5974.18677042802">
                <text:p>5974.18677042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24cm" svg:height="7.598cm" xlink:href=".." xlink:type="simple" chart:class="chart:bar" chart:style-name="ch1">
        <chart:plot-area chart:style-name="ch2" table:cell-range-address="Sheet.A7:Sheet.B11" chart:data-source-has-labels="both" svg:x="0.226cm" svg:y="0.151cm" svg:width="10.872cm" svg:height="7.296cm">
          <chart:coordinate-region svg:x="1.481cm" svg:y="0.35cm" svg:width="9.524cm" svg:height="6.45cm"/>
          <chart:axis chart:dimension="x" chart:name="primary-x" chart:style-name="ch3" chartooo:axis-type="auto">
            <chartooo:date-scale/>
            <chart:categories table:cell-range-address="Sheet.A8:Sheet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.B8:Sheet.B11" chart:label-cell-address="Sheet.B7:Sheet.B7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.B7:Sheet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_build</text:p>
                <draw:g>
                  <svg:desc>Sheet.A8:Sheet.A11</svg:desc>
                </draw:g>
              </table:table-cell>
              <table:table-cell office:value-type="float" office:value="1448.04280155642">
                <text:p>1448.04280155642</text:p>
                <draw:g>
                  <svg:desc>Sheet.B8:Sheet.B11</svg:desc>
                </draw:g>
              </table:table-cell>
            </table:table-row>
            <table:table-row>
              <table:table-cell office:value-type="string">
                <text:p>svelte_kit_build</text:p>
              </table:table-cell>
              <table:table-cell office:value-type="float" office:value="2484.24902723735">
                <text:p>2484.24902723735</text:p>
              </table:table-cell>
            </table:table-row>
            <table:table-row>
              <table:table-cell office:value-type="string">
                <text:p>react_build</text:p>
              </table:table-cell>
              <table:table-cell office:value-type="float" office:value="8334.11673151751">
                <text:p>8334.11673151751</text:p>
              </table:table-cell>
            </table:table-row>
            <table:table-row>
              <table:table-cell office:value-type="string">
                <text:p>react_next_build</text:p>
              </table:table-cell>
              <table:table-cell office:value-type="float" office:value="11616.953307393">
                <text:p>11616.953307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72cm" svg:height="7.677cm" xlink:href=".." xlink:type="simple" chart:class="chart:bar" chart:style-name="ch1">
        <chart:plot-area chart:style-name="ch2" table:cell-range-address="Sheet.A13:Sheet.B17" chart:data-source-has-labels="both" svg:x="0.211cm" svg:y="0.153cm" svg:width="10.15cm" svg:height="7.371cm">
          <chart:coordinate-region svg:x="1.018cm" svg:y="0.352cm" svg:width="9.286cm" svg:height="6.525cm"/>
          <chart:axis chart:dimension="x" chart:name="primary-x" chart:style-name="ch3" chartooo:axis-type="auto">
            <chartooo:date-scale/>
            <chart:categories table:cell-range-address="Sheet.A14:Sheet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.B14:Sheet.B17" chart:label-cell-address="Sheet.B13:Sheet.B13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.B13:Sheet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_size</text:p>
                <draw:g>
                  <svg:desc>Sheet.A14:Sheet.A17</svg:desc>
                </draw:g>
              </table:table-cell>
              <table:table-cell office:value-type="float" office:value="32">
                <text:p>32</text:p>
                <draw:g>
                  <svg:desc>Sheet.B14:Sheet.B17</svg:desc>
                </draw:g>
              </table:table-cell>
            </table:table-row>
            <table:table-row>
              <table:table-cell office:value-type="string">
                <text:p>svelte_kit_siz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act_size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react_next_size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